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5118in" fo:margin-left="-0.0104in" fo:margin-right="-0.0014in" table:align="margins" style:writing-mode="lr-tb"/>
    </style:style>
    <style:style style:name="Table1.A" style:family="table-column">
      <style:table-column-properties style:column-width="3.3847in" style:rel-column-width="4874*"/>
    </style:style>
    <style:style style:name="Table1.B" style:family="table-column">
      <style:table-column-properties style:column-width="0.9368in" style:rel-column-width="1349*"/>
    </style:style>
    <style:style style:name="Table1.C" style:family="table-column">
      <style:table-column-properties style:column-width="3.1903in" style:rel-column-width="4594*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middle" fo:background-color="#00ae00" fo:padding-left="0.075in" fo:padding-right="0.075in" fo:padding-top="0in" fo:padding-bottom="0in" fo:border="0.0069in solid #00ae00">
        <style:background-image/>
      </style:table-cell-properties>
    </style:style>
    <style:style style:name="Table1.B1" style:family="table-cell">
      <style:table-cell-properties style:vertical-align="bottom" fo:background-color="#00ae00" fo:padding-left="0.075in" fo:padding-right="0.075in" fo:padding-top="0in" fo:padding-bottom="0in" fo:border-left="none" fo:border-right="0.0069in solid #2300dc" fo:border-top="0.0069in solid #2300dc" fo:border-bottom="0.0069in solid #2300dc">
        <style:background-image/>
      </style:table-cell-properties>
    </style:style>
    <style:style style:name="Table1.A2" style:family="table-cell">
      <style:table-cell-properties style:vertical-align="middle" fo:background-color="#ff3366" fo:padding-left="0.075in" fo:padding-right="0.075in" fo:padding-top="0in" fo:padding-bottom="0in" fo:border="0.0069in solid #280099">
        <style:background-image/>
      </style:table-cell-properties>
    </style:style>
    <style:style style:name="Table1.B2" style:family="table-cell">
      <style:table-cell-properties style:vertical-align="bottom" fo:background-color="#ff3366" fo:padding-left="0.075in" fo:padding-right="0.075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le1.A3" style:family="table-cell">
      <style:table-cell-properties style:vertical-align="middle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3" style:family="table-cell">
      <style:table-cell-properties style:vertical-align="middle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1.C3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1.A5" style:family="table-cell">
      <style:table-cell-properties style:vertical-align="middle" fo:background-color="#ff3366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5" style:family="table-cell">
      <style:table-cell-properties style:vertical-align="middle" fo:background-color="#ff3366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1.C5" style:family="table-cell">
      <style:table-cell-properties style:vertical-align="bottom" fo:background-color="#ff3366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1.B8" style:family="table-cell" style:data-style-name="N0">
      <style:table-cell-properties style:vertical-align="middle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Table1.46" style:family="table-row">
      <style:table-row-properties style:min-row-height="0.1681in" style:keep-together="true" fo:keep-together="auto"/>
    </style:style>
    <style:style style:name="Table1.65" style:family="table-row">
      <style:table-row-properties style:min-row-height="0.5319in" style:keep-together="true" fo:keep-together="auto"/>
    </style:style>
    <style:style style:name="Table1.66" style:family="table-row">
      <style:table-row-properties style:min-row-height="0.509in" style:keep-together="true" fo:keep-together="auto"/>
    </style:style>
    <style:style style:name="P1" style:family="paragraph" style:parent-style-name="Standard">
      <style:text-properties officeooo:paragraph-rsid="00205206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officeooo:paragraph-rsid="001c3618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officeooo:paragraph-rsid="001e651d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officeooo:paragraph-rsid="001f6730"/>
    </style:style>
    <style:style style:name="P7" style:family="paragraph" style:parent-style-name="Standard">
      <style:paragraph-properties fo:margin-top="0in" fo:margin-bottom="0in" fo:line-height="100%"/>
      <style:text-properties officeooo:paragraph-rsid="001db03a"/>
    </style:style>
    <style:style style:name="P8" style:family="paragraph" style:parent-style-name="Standard">
      <style:paragraph-properties fo:margin-top="0in" fo:margin-bottom="0in" fo:line-height="100%"/>
      <style:text-properties fo:color="#000000" style:font-name="Calibri" style:font-name-asian="Times New Roman" style:font-name-complex="Calibri1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style:font-name-asian="Times New Roman" style:font-name-complex="Calibri1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style:text-underline-style="solid" style:text-underline-width="auto" style:text-underline-color="font-color" style:font-name-asian="Times New Roman" style:font-name-complex="Calibri1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fo:font-size="14pt" style:text-underline-style="none" style:font-size-asian="14pt" style:font-size-complex="14pt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  <style:text-properties fo:font-size="14pt" style:text-underline-style="none" officeooo:paragraph-rsid="001c3618" style:font-size-asian="14pt" style:font-size-complex="14pt"/>
    </style:style>
    <style:style style:name="P13" style:family="paragraph" style:parent-style-name="Standard">
      <style:paragraph-properties fo:margin-top="0.0193in" fo:margin-bottom="0.0193in" fo:line-height="100%" fo:text-align="center" style:justify-single-word="false" fo:padding-left="0in" fo:padding-right="0in" fo:padding-top="0in" fo:padding-bottom="0.0138in" fo:border-left="none" fo:border-right="none" fo:border-top="none" fo:border-bottom="0.0102in solid #00000a"/>
      <style:text-properties officeooo:paragraph-rsid="001f6730"/>
    </style:style>
    <style:style style:name="P14" style:family="paragraph" style:parent-style-name="Standard" style:master-page-name="Standard">
      <style:paragraph-properties fo:text-align="start" style:justify-single-word="false" style:page-number="auto"/>
      <style:text-properties officeooo:paragraph-rsid="001e651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651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color="#000000" style:font-name="Calibri" style:text-underline-style="solid" style:text-underline-width="auto" style:text-underline-color="font-color" fo:font-weight="bold" style:font-name-asian="Times New Roman" style:font-weight-asian="bold" style:font-name-complex="Calibri1"/>
    </style:style>
    <style:style style:name="T5" style:family="text">
      <style:text-properties fo:color="#000000" style:font-name="Calibri" style:text-underline-style="solid" style:text-underline-width="auto" style:text-underline-color="font-color" fo:font-weight="bold" officeooo:rsid="001c3618" style:font-name-asian="Times New Roman" style:font-weight-asian="bold" style:font-name-complex="Calibri1"/>
    </style:style>
    <style:style style:name="T6" style:family="text">
      <style:text-properties fo:color="#000000" style:font-name="Calibri" style:font-name-asian="Times New Roman" style:font-name-complex="Calibri1"/>
    </style:style>
    <style:style style:name="T7" style:family="text">
      <style:text-properties fo:color="#000000" style:font-name="Calibri" officeooo:rsid="001c3618" style:font-name-asian="Times New Roman" style:font-name-complex="Calibri1"/>
    </style:style>
    <style:style style:name="T8" style:family="text">
      <style:text-properties fo:color="#000000" style:font-name="Calibri" officeooo:rsid="001e651d" style:font-name-asian="Times New Roman" style:font-name-complex="Calibri1"/>
    </style:style>
    <style:style style:name="T9" style:family="text">
      <style:text-properties fo:color="#000000" style:font-name="Calibri" officeooo:rsid="001f6730" style:font-name-asian="Times New Roman" style:font-name-complex="Calibri1"/>
    </style:style>
    <style:style style:name="T10" style:family="text">
      <style:text-properties fo:color="#000000" style:font-name="Calibri" fo:font-weight="bold" style:font-name-asian="Times New Roman" style:font-weight-asian="bold" style:font-name-complex="Calibri1"/>
    </style:style>
    <style:style style:name="T11" style:family="text">
      <style:text-properties fo:color="#000000" style:font-name="Calibri" fo:font-weight="bold" officeooo:rsid="001c3618" style:font-name-asian="Times New Roman" style:font-weight-asian="bold" style:font-name-complex="Calibri1"/>
    </style:style>
    <style:style style:name="T12" style:family="text">
      <style:text-properties fo:color="#000000" style:font-name="Calibri" fo:font-size="10.5pt" officeooo:rsid="001f6730" style:font-name-asian="Calibri1" style:font-size-asian="10.5pt" style:font-name-complex="Times New Roman" style:font-size-complex="10.5pt"/>
    </style:style>
    <style:style style:name="T13" style:family="text">
      <style:text-properties fo:color="#000000" style:font-name="Calibri" fo:font-size="10.5pt" officeooo:rsid="001f6730" style:font-name-asian="Times New Roman" style:font-size-asian="10.5pt" style:font-name-complex="Calibri1" style:font-size-complex="10.5pt"/>
    </style:style>
    <style:style style:name="T14" style:family="text">
      <style:text-properties style:font-name="Calibri" fo:font-size="10.5pt" style:font-name-asian="Calibri1" style:font-size-asian="10.5pt" style:font-name-complex="Times New Roman" style:font-size-complex="10.5pt"/>
    </style:style>
    <style:style style:name="T15" style:family="text">
      <style:text-properties style:font-name-complex="Calibri1"/>
    </style:style>
    <style:style style:name="T16" style:family="text">
      <style:text-properties fo:color="#222222" style:font-name="Courier New" fo:font-size="10pt" style:font-size-asian="10pt" style:font-name-complex="Courier New1" style:font-size-complex="10pt"/>
    </style:style>
    <style:style style:name="T17" style:family="text">
      <style:text-properties fo:color="#444444" style:font-name="Verdana" fo:font-size="11.5pt" style:font-size-asian="11.5pt" style:font-size-complex="11.5pt"/>
    </style:style>
    <style:style style:name="T18" style:family="text">
      <style:text-properties fo:color="#444444" style:font-name="Verdana" fo:font-size="11.5pt" officeooo:rsid="001f6730" style:font-size-asian="11.5pt" style:font-size-complex="11.5pt"/>
    </style:style>
    <style:style style:name="T1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style:text-underline-style="none" fo:font-weight="bold" style:font-size-asian="14pt" style:font-weight-asian="bold" style:font-size-complex="14pt"/>
    </style:style>
    <style:style style:name="T22" style:family="text">
      <style:text-properties fo:font-size="14pt" style:text-underline-style="none" fo:font-weight="bold" officeooo:rsid="001c3618" style:font-size-asian="14pt" style:font-weight-asian="bold" style:font-size-complex="14pt"/>
    </style:style>
    <style:style style:name="T23" style:family="text">
      <style:text-properties fo:font-size="14pt" style:text-underline-style="none" fo:font-weight="bold" officeooo:rsid="001c3618" fo:background-color="#ffff00" style:font-size-asian="14pt" style:font-weight-asian="bold" style:font-size-complex="14pt"/>
    </style:style>
    <style:style style:name="T24" style:family="text">
      <style:text-properties fo:font-size="14pt" style:text-underline-style="none" fo:font-weight="bold" officeooo:rsid="001c3618" fo:background-color="#9999ff" style:font-size-asian="14pt" style:font-weight-asian="bold" style:font-size-complex="14pt"/>
    </style:style>
    <style:style style:name="T25" style:family="text">
      <style:text-properties fo:font-size="14pt" style:text-underline-style="none" fo:font-weight="bold" officeooo:rsid="001db03a" fo:background-color="#9999ff" style:font-size-asian="14pt" style:font-weight-asian="bold" style:font-size-complex="14pt"/>
    </style:style>
    <style:style style:name="T26" style:family="text">
      <style:text-properties style:text-underline-style="none" fo:font-weight="bold" style:font-weight-asian="bold"/>
    </style:style>
    <style:style style:name="T27" style:family="text">
      <style:text-properties officeooo:rsid="00205206"/>
    </style:style>
    <style:style style:name="T28" style:family="text">
      <style:text-properties officeooo:rsid="00215c28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Eucalyptus<text:tab/><text:tab/><text:tab/><text:tab/><text:tab/><text:tab/><text:tab/><text:tab/><text:tab/><text:tab/><text:tab/>Michael Rossett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mw-headline"><text:span text:style-name="T25"/></text:span></text:p>
          </table:table-cell>
          <table:table-cell table:style-name="Table1.B1" office:value-type="string">
            <text:p text:style-name="P12"><text:span text:style-name="T11">Points</text:span></text:p>
          </table:table-cell>
          <table:table-cell table:style-name="Table1.B1" office:value-type="string">
            <text:p text:style-name="P11"><text:span text:style-name="T10">Comment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mw-headline"><text:span text:style-name="T26">Size</text:span></text:span>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S</text:span>ource code &gt; 100 MB. [ +5 points <text:s/>]</text:p>
          </table:table-cell>
          <table:table-cell table:style-name="Table1.B3" office:value-type="string">
            <text:p text:style-name="P3"><text:span text:style-name="T6">5</text:span></text:p>
          </table:table-cell>
          <table:table-cell table:style-name="Table1.C3" office:value-type="string">
            <text:p text:style-name="P3"><text:span text:style-name="T6"><text:s/>120 MB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source code also exceeds 100 MB when it is compressed [ +5 points of FAIL ]</text:p>
          </table:table-cell>
          <table:table-cell table:style-name="Table1.B3" office:value-type="string">
            <text:p text:style-name="P3"><text:span text:style-name="T6">5</text:span></text:p>
          </table:table-cell>
          <table:table-cell table:style-name="Table1.C3" office:value-type="string">
            <text:p text:style-name="P3"><text:span text:style-name="T6"><text:s/>102 MB compressed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Source Control</text:span></text:span>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no publicly available source control (e.g. cvs, svn, bzr, git) [ +10 points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4"><text:span text:style-name="T7">Git, svn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1">Publicly available source control, but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no web viewer for it [ +5 points}</text:p>
          </table:table-cell>
          <table:table-cell table:style-name="Table1.B8" office:value-type="float" office:value="0">
            <text:p text:style-name="P5"><text:span text:style-name="T8">0</text:span></text:p>
          </table:table-cell>
          <table:table-cell table:style-name="Table1.C3" office:value-type="string">
            <text:p text:style-name="P5"><text:span text:style-name="T8">yes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no documentation on how to use it for new users [ +5 points]</text:p>
          </table:table-cell>
          <table:table-cell table:style-name="Table1.B8" office:value-type="float" office:value="0">
            <text:p text:style-name="P5"><text:span text:style-name="T8">0</text:span></text:p>
          </table:table-cell>
          <table:table-cell table:style-name="Table1.C3" office:value-type="string">
            <text:p text:style-name="P9"/>
            <text:p text:style-name="P5"><text:span text:style-name="T8">yes</text:span></text:p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You've written your own source control for this code [ +3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-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You don't actually use the existing source control [ +5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-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Building From Source</text:span></text:span></text:p>
          </table:table-cell>
          <table:table-cell table:style-name="Table1.B5" office:value-type="string">
            <text:p text:style-name="P10"/>
          </table:table-cell>
          <table:table-cell table:style-name="Table1.C5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no documentation on how to build from source [ +2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3"><text:span text:style-name="T6">Well documented 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cumentation exists but it doesn't work [ +1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works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<text:span text:style-name="T1">The source is configured: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handwritten shell script [ +10 points]</text:p>
          </table:table-cell>
          <table:table-cell table:style-name="Table1.B8" office:value-type="float" office:value="0">
            <text:p text:style-name="P5"><text:span text:style-name="T8">0</text:span></text:p>
          </table:table-cell>
          <table:table-cell table:style-name="Table1.C3" office:value-type="string">
            <text:p text:style-name="P5"><text:span text:style-name="T8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editing flat text config files [ +2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-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editing code header files [ +3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-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source isn't configurable [ +5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-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<text:span text:style-name="T1">The source builds: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Not </text:span>using GNU Make [ +1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Has make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third-party tools [ +5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-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your own build tool [ +10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-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The build has no tests [ +5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-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<text:span text:style-name="T1">Java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build process doesn't use standard build tool (Ant, Maven, etc) [ +10 points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5"><text:span text:style-name="T8">-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runtime artifacts rely on native libraries [ +5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3"><text:span text:style-name="T6"/></text:p>
            <text:p text:style-name="P5"><text:span text:style-name="T8">-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build has no tests [ +20 points]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Bundling</text:span></text:span>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source only comes with other code projects that it depends on [ +2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cannot be built without first building the bundled code bits [ +1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you have modified those other bundled code bits [ +4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Libraries</text:span></text:span>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only builds static libraries [ +2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can build shared libraries, but only unversioned ones [ +2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ext:soft-page-break/>
        <table:table-row table:style-name="Table1.1">
          <table:table-cell table:style-name="Table1.A3" office:value-type="string">
            <text:p text:style-name="P2"><text:span text:style-name="T6"> </text:span>does not try to use system libraries if present [ +2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 </text:span><text:span text:style-name="T1">Java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code builds native deliverables [ +5 ]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System Install</text:span></text:span>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tries to install into /opt or /usr/local [10</text:p>
          </table:table-cell>
          <table:table-cell table:style-name="Table1.B8" office:value-type="float" office:value="10">
            <text:p text:style-name="P6"><text:span text:style-name="T9">10</text:span></text:p>
          </table:table-cell>
          <table:table-cell table:style-name="Table1.C3" office:value-type="string">
            <text:p text:style-name="P3"><text:span text:style-name="T6"><text:s/></text:span><text:span text:style-name="HTML_20_Typewriter"><text:span text:style-name="T15">/opt/eucalyptus/</text:span>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has no "make install" [ +2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esn't work outside of the source directory [ +3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3">Code Oddities</text:span></text:span>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uses Windows line breaks [ +5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epends on specific compiler features [2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46">
          <table:table-cell table:style-name="Table1.A3" office:value-type="string">
            <text:p text:style-name="P2"><text:span text:style-name="T6"> </text:span>depends on specific compiler bugs [20 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epends on Microsoft Visual ?? [ +10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Communication</text:span></text:span>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es not announce releases on a mailing list [ +5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es not have a mailing list [ +10 points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es not have a bug tracker [ +20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12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es not have a website [ +5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3"><text:span text:style-name="T6">http://open.eucalyptus.com/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sourceforge vaporware [ +10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Releases</text:span></text:span>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es not do sanely versioned releases (Major, Minor) [ +1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3"><text:span text:style-name="T6"><text:s/>every 7-10 months on average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es not do versioned releases [ +20 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es not do releases [ +5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only does releases as attachments in web forum posts [ +10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releases are only in .zip format [ +5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releases only in OSX.zip format [ +10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releases are only in .rar format [ +20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releases are only in .arj format [ +50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releases <text:s/>in invented <text:s/>format [ +100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es not unpack into a versioned top-level directory (e.g. glibc-2.4.2/ ) [ +10 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65">
          <table:table-cell table:style-name="Table1.A3" office:value-type="string">
            <text:p text:style-name="P2"><text:span text:style-name="T6"> </text:span>does not unpack into a top-level directory (e.g. glibc/ ) [ +25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HTML_20_Typewriter"><text:span text:style-name="T9">no</text:span></text:span></text:p>
          </table:table-cell>
        </table:table-row>
        <table:table-row table:style-name="Table1.66">
          <table:table-cell table:style-name="Table1.A3" office:value-type="string">
            <text:p text:style-name="P2"><text:span text:style-name="T6"> </text:span>unpacks into an absurd # of directories <text:s/>[ +5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  <text:p text:style-name="P9"/>
            <text:p text:style-name="P9"/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mw-headline"><text:span text:style-name="T3"/>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mw-headline"><text:span text:style-name="T3"/></text:span>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History</text:span></text:span>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fork of another project [ +1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18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primary developers were not involved with the parent project [ +50 points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Until open sourcing, your code was proprietary for:</text:p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ext:soft-page-break/>
        <table:table-row table:style-name="Table1.1">
          <table:table-cell table:style-name="Table1.A3" office:value-type="string">
            <text:p text:style-name="P2"><text:span text:style-name="T6"> </text:span>1-2 years [ +10 points of FAIL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3-5 years [ +20 points of FAIL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6-10 years [ +30 points of FAIL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10+ years [ +50 points of FAIL 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3"><text:span text:style-name="T9">no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Licensing</text:span></text:span>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does not have per-file licensing [ +1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3">GNU General Public License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contains license incompatibilities [ +2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No </text:span>notice of licensing intent [ +3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No </text:span>copy of the license text [ +5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No </text:span>license [ +10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3"><text:span text:style-name="T9">no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Documentation</text:span></text:span>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<text:span text:style-name="T6"> Code </text:span>doesn't have a changelog [+1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6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“ </text:span>doesn't have documentation [+1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13"><text:span text:style-name="T9">no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website has no examples of use [ +2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3"><text:span text:style-name="T9">no</text:span><text:span text:style-name="T6"> 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6"> </text:span>website has no documentation [ +30]</text:p>
          </table:table-cell>
          <table:table-cell table:style-name="Table1.B3" office:value-type="string">
            <text:p text:style-name="P3"><text:span text:style-name="T6">0</text:span></text:p>
          </table:table-cell>
          <table:table-cell table:style-name="Table1.C3" office:value-type="string">
            <text:p text:style-name="P13"><text:span text:style-name="T13">no</text:span>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5" office:value-type="string">
            <text:p text:style-name="P2"><text:span text:style-name="mw-headline"><text:span text:style-name="T26">FAIL METER TOTAL</text:span></text:span></text:p>
          </table:table-cell>
          <table:table-cell table:style-name="Table1.B5" office:value-type="string">
            <text:p text:style-name="P3"><text:span text:style-name="T9">2</text:span><text:span text:style-name="T6">0</text:span></text:p>
          </table:table-cell>
          <table:table-cell table:style-name="Table1.C5" office:value-type="string">
            <text:p text:style-name="P3"><text:span text:style-name="T6">See below</text:span></text:p>
          </table:table-cell>
        </table:table-row>
      </table:table>
      <text:p text:style-name="Standard"/>
      <text:p text:style-name="P1">5-25 points of FAIL: You're probably doing okay, but you could be better. <text:span text:style-name="T27">Is the rating I got for this open source project. Although, I'm not positive about some of my answers. Eucalyptus seems to be a pretty well run open source project with a lot of people working on it and open communication between the developers. </text:span></text:p>
      <text:p text:style-name="P1"><text:span text:style-name="T27"><text:tab/>This is my first time working on a project of this type so I'm not really sure what the norm is, but I think this project has a reasonably good chance </text:span><text:span text:style-name="T28">of</text:span><text:span text:style-name="T27"> being a successfu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mw-headline" style:family="text" style:parent-style-name="Default_20_Paragraph_20_Font"/>
    <style:style style:name="HTML_20_Typewriter" style:display-name="HTML Typewrit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g D</meta:initial-creator>
    <dc:creator>Mike Rossetti</dc:creator>
    <meta:editing-cycles>71</meta:editing-cycles>
    <meta:creation-date>2012-03-04T02:51:00</meta:creation-date>
    <dc:date>2012-03-05T15:49:26</dc:date>
    <meta:editing-duration>PT02H51M37S</meta:editing-duration>
    <meta:generator>OpenOffice.org/3.2$Linux OpenOffice.org_project/320m19$Build-9505</meta:generator>
    <meta:document-statistic meta:table-count="1" meta:image-count="0" meta:object-count="0" meta:page-count="3" meta:paragraph-count="220" meta:word-count="858" meta:character-count="4285"/>
    <meta:template xlink:type="simple" xlink:actuate="onRequest" xlink:title="Normal.dotm" xlink:href=""/>
  </office:meta>
</office:document-meta>
</file>